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52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4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row#</text:p>
          </table:table-cell>
          <table:table-cell table:style-name="Default" office:value-type="string" calcext:value-type="string">
            <text:p>ledCount</text:p>
          </table:table-cell>
          <table:table-cell table:style-name="Default" office:value-type="string" calcext:value-type="string">
            <text:p>horzOffsetInches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channelStart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[.D3]+9.44444444444444" office:value-type="float" office:value="85" calcext:value-type="float">
            <text:p>85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.5" calcext:value-type="float">
            <text:p>-2.5</text:p>
          </table:table-cell>
          <table:table-cell table:formula="of:=[.D4]+9.44444444444444" office:value-type="float" office:value="75.5555555555555" calcext:value-type="float">
            <text:p>75.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-2.5" calcext:value-type="float">
            <text:p>-2.5</text:p>
          </table:table-cell>
          <table:table-cell table:formula="of:=[.D5]+9.44444444444444" office:value-type="float" office:value="66.1111111111111" calcext:value-type="float">
            <text:p>66.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-3.5" calcext:value-type="float">
            <text:p>-3.5</text:p>
          </table:table-cell>
          <table:table-cell table:formula="of:=[.D6]+9.44444444444444" office:value-type="float" office:value="56.6666666666666" calcext:value-type="float">
            <text:p>56.6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-2.6" calcext:value-type="float">
            <text:p>-2.6</text:p>
          </table:table-cell>
          <table:table-cell table:formula="of:=[.D7]+9.44444444444444" office:value-type="float" office:value="47.2222222222222" calcext:value-type="float">
            <text:p>47.2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-2.5" calcext:value-type="float">
            <text:p>-2.5</text:p>
          </table:table-cell>
          <table:table-cell table:formula="of:=[.D8]+9.44444444444444" office:value-type="float" office:value="37.7777777777778" calcext:value-type="float">
            <text:p>37.7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-2.25" calcext:value-type="float">
            <text:p>-2.25</text:p>
          </table:table-cell>
          <table:table-cell table:formula="of:=[.D9]+9.44444444444444" office:value-type="float" office:value="28.3333333333333" calcext:value-type="float">
            <text:p>28.3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-1.75" calcext:value-type="float">
            <text:p>-1.75</text:p>
          </table:table-cell>
          <table:table-cell table:formula="of:=[.D10]+9.44444444444444" office:value-type="float" office:value="18.8888888888889" calcext:value-type="float">
            <text:p>18.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-1.1" calcext:value-type="float">
            <text:p>-1.1</text:p>
          </table:table-cell>
          <table:table-cell table:formula="of:=[.D11]+9.44444444444444" office:value-type="float" office:value="9.44444444444444" calcext:value-type="float">
            <text:p>9.4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C2:Sheet1.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8:10:34.4332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6:14:06.658084000</meta:creation-date>
    <dc:date>2017-10-30T18:54:19.423152000</dc:date>
    <meta:editing-duration>PT45M29S</meta:editing-duration>
    <meta:editing-cycles>10</meta:editing-cycles>
    <meta:generator>LibreOffice/5.3.3.2$MacOSX_X86_64 LibreOffice_project/3d9a8b4b4e538a85e0782bd6c2d430bafe583448</meta:generator>
    <meta:document-statistic meta:table-count="1" meta:cell-count="49" meta:object-count="0"/>
    <meta:user-defined meta:name=""/>
  </office:meta>
</office:document-meta>
</file>